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Courier 10 Pitch" fo:font-size="12pt" fo:letter-spacing="normal" fo:font-style="normal" fo:font-weight="normal" officeooo:paragraph-rsid="002d0613" style:font-size-asian="12pt" style:font-size-complex="12pt"/>
    </style:style>
    <style:style style:name="P2" style:family="paragraph" style:parent-style-name="Standard">
      <style:text-properties fo:font-variant="normal" fo:text-transform="none" fo:color="#333333" style:font-name="Courier 10 Pitch" fo:font-size="12pt" fo:letter-spacing="normal" fo:font-style="normal" fo:font-weight="normal" officeooo:rsid="0031509b" officeooo:paragraph-rsid="0031509b" style:font-size-asian="12pt" style:font-size-complex="12pt"/>
    </style:style>
    <style:style style:name="P3" style:family="paragraph" style:parent-style-name="Standard">
      <style:text-properties fo:font-variant="normal" fo:text-transform="none" fo:color="#333333" style:font-name="Courier 10 Pitch" fo:font-size="12pt" fo:letter-spacing="normal" fo:font-style="normal" fo:font-weight="normal" officeooo:rsid="0031509b" officeooo:paragraph-rsid="0036c49d" style:font-size-asian="12pt" style:font-size-complex="12pt"/>
    </style:style>
    <style:style style:name="P4" style:family="paragraph" style:parent-style-name="Standard">
      <style:text-properties style:font-name="Courier 10 Pitch" fo:font-size="12pt" officeooo:rsid="001a4ee1" officeooo:paragraph-rsid="001a4ee1" style:font-size-asian="12pt" style:font-size-complex="12pt"/>
    </style:style>
    <style:style style:name="P5" style:family="paragraph" style:parent-style-name="Standard">
      <style:text-properties style:font-name="Courier 10 Pitch" fo:font-size="12pt" officeooo:rsid="001b852f" officeooo:paragraph-rsid="001b852f" style:font-size-asian="12pt" style:font-size-complex="12pt"/>
    </style:style>
    <style:style style:name="P6" style:family="paragraph" style:parent-style-name="Standard">
      <style:text-properties style:font-name="Courier 10 Pitch" fo:font-size="12pt" officeooo:rsid="001b852f" officeooo:paragraph-rsid="001a4ee1" style:font-size-asian="12pt" style:font-size-complex="12pt"/>
    </style:style>
    <style:style style:name="P7" style:family="paragraph" style:parent-style-name="Standard">
      <style:text-properties style:font-name="Courier 10 Pitch" fo:font-size="12pt" officeooo:rsid="001c07c2" officeooo:paragraph-rsid="001c07c2" style:font-size-asian="12pt" style:font-size-complex="12pt"/>
    </style:style>
    <style:style style:name="P8" style:family="paragraph" style:parent-style-name="Standard">
      <style:text-properties style:font-name="Courier 10 Pitch" fo:font-size="12pt" officeooo:rsid="00209b1e" officeooo:paragraph-rsid="00209b1e" style:font-size-asian="12pt" style:font-size-complex="12pt"/>
    </style:style>
    <style:style style:name="P9" style:family="paragraph" style:parent-style-name="Standard">
      <style:text-properties style:font-name="Courier 10 Pitch" fo:font-size="12pt" officeooo:rsid="00209b1e" officeooo:paragraph-rsid="0025d0da" style:font-size-asian="12pt" style:font-size-complex="12pt"/>
    </style:style>
    <style:style style:name="P10" style:family="paragraph" style:parent-style-name="Standard">
      <style:text-properties style:font-name="Courier 10 Pitch" fo:font-size="12pt" fo:font-weight="bold" officeooo:rsid="00209b1e" officeooo:paragraph-rsid="00209b1e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Courier 10 Pitch" fo:font-size="12pt" fo:font-weight="bold" officeooo:rsid="00277784" officeooo:paragraph-rsid="00277784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Courier 10 Pitch" fo:font-size="12pt" fo:font-weight="bold" officeooo:paragraph-rsid="002d0613" style:font-size-asian="12pt" style:font-size-complex="12pt"/>
    </style:style>
    <style:style style:name="P13" style:family="paragraph" style:parent-style-name="Standard">
      <style:text-properties style:font-name="Courier 10 Pitch" fo:font-size="12pt" fo:font-weight="normal" officeooo:rsid="0023e715" officeooo:paragraph-rsid="0025d0d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break-before="page"/>
      <style:text-properties style:font-name="Courier 10 Pitch" fo:font-size="12pt" officeooo:rsid="001c07c2" officeooo:paragraph-rsid="001c07c2" style:font-size-asian="12pt" style:font-size-complex="12pt"/>
    </style:style>
    <style:style style:name="P15" style:family="paragraph" style:parent-style-name="Standard">
      <style:text-properties fo:font-variant="normal" fo:text-transform="none" fo:color="#333333" style:font-name="Courier 10 Pitch" fo:font-size="12pt" fo:letter-spacing="normal" fo:font-style="normal" fo:font-weight="normal" officeooo:rsid="002de1c0" officeooo:paragraph-rsid="002d0613" style:font-size-asian="12pt" style:font-size-complex="12pt"/>
    </style:style>
    <style:style style:name="P16" style:family="paragraph" style:parent-style-name="Standard">
      <style:text-properties fo:font-variant="normal" fo:text-transform="none" fo:color="#333333" style:font-name="Courier 10 Pitch" fo:font-size="12pt" fo:letter-spacing="normal" fo:font-style="normal" fo:font-weight="normal" officeooo:rsid="0031509b" officeooo:paragraph-rsid="0039e6ed" style:font-size-asian="12pt" style:font-size-complex="12pt"/>
    </style:style>
    <style:style style:name="P17" style:family="paragraph" style:parent-style-name="Standard">
      <style:text-properties fo:font-variant="normal" fo:text-transform="none" fo:color="#333333" style:font-name="Courier 10 Pitch" fo:font-size="12pt" fo:letter-spacing="normal" fo:font-style="normal" fo:font-weight="normal" officeooo:rsid="0031509b" officeooo:paragraph-rsid="003c3b87" style:font-size-asian="12pt" style:font-size-complex="12pt"/>
    </style:style>
    <style:style style:name="P18" style:family="paragraph" style:parent-style-name="Standard">
      <style:text-properties fo:font-variant="normal" fo:text-transform="none" fo:color="#333333" style:font-name="Courier 10 Pitch" fo:font-size="12pt" fo:letter-spacing="normal" fo:font-style="normal" fo:font-weight="bold" officeooo:rsid="0038218a" officeooo:paragraph-rsid="0038218a" style:font-size-asian="12pt" style:font-weight-asian="bold" style:font-size-complex="12pt" style:font-weight-complex="bold"/>
    </style:style>
    <style:style style:name="T1" style:family="text">
      <style:text-properties officeooo:rsid="001d84c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633a5" style:font-weight-asian="bold" style:font-weight-complex="bold"/>
    </style:style>
    <style:style style:name="T4" style:family="text">
      <style:text-properties fo:font-weight="bold" officeooo:rsid="0038218a" style:font-weight-asian="bold" style:font-weight-complex="bold"/>
    </style:style>
    <style:style style:name="T5" style:family="text">
      <style:text-properties fo:font-weight="normal" officeooo:rsid="0023e715" style:font-weight-asian="normal" style:font-weight-complex="normal"/>
    </style:style>
    <style:style style:name="T6" style:family="text">
      <style:text-properties fo:font-variant="normal" fo:text-transform="none" fo:color="#333333" fo:letter-spacing="normal" fo:font-style="normal" fo:font-weight="normal"/>
    </style:style>
    <style:style style:name="T7" style:family="text">
      <style:text-properties officeooo:rsid="00277784" style:font-weight-asian="bold" style:font-weight-complex="bold"/>
    </style:style>
    <style:style style:name="T8" style:family="text">
      <style:text-properties officeooo:rsid="002de1c0"/>
    </style:style>
    <style:style style:name="T9" style:family="text">
      <style:text-properties officeooo:rsid="003513d6"/>
    </style:style>
    <style:style style:name="T10" style:family="text">
      <style:text-properties officeooo:rsid="0039e6ed"/>
    </style:style>
    <style:style style:name="T11" style:family="text">
      <style:text-properties officeooo:rsid="003b69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jor Applications of MapReduce:</text:p>
      <text:p text:style-name="P4">========================</text:p>
      <text:p text:style-name="P6">1. Query Log Processing</text:p>
      <text:p text:style-name="P5">2. Crawling, indexing and searching</text:p>
      <text:p text:style-name="P5">3. Analytics, Text Processing and sentiment analysis</text:p>
      <text:p text:style-name="P5">4. Machine Learning (Bayes and markov)</text:p>
      <text:p text:style-name="P7">5. Recommendation systems</text:p>
      <text:p text:style-name="P7">6. Document clustering and classfication</text:p>
      <text:p text:style-name="P7">7. Bioinformatics</text:p>
      <text:p text:style-name="P7">8. Genome analysis <text:span text:style-name="T1">(biomarker analysis, regrssion algorithms such as linear and cox)</text:span></text:p>
      <text:p text:style-name="P7"/>
      <text:p text:style-name="P8">Note:</text:p>
      <text:p text:style-name="P10"><text:s text:c="3"/>DNA-Sequencing</text:p>
      <text:p text:style-name="P9"><text:span text:style-name="T2"><text:tab/></text:span><text:span text:style-name="T5">Reading a patient‘s blood sample (as input) and generating variants (output) for a DNA sample.</text:span></text:p>
      <text:p text:style-name="P13"/>
      <text:p text:style-name="P13"/>
      <text:p text:style-name="P9"><text:span text:style-name="T3"><text:tab/><text:tab/><text:tab/><text:tab/>Chapter -1</text:span> <text:s text:c="17"/></text:p>
      <text:p text:style-name="P9"/>
      <text:p text:style-name="P11">Secondary-sort</text:p>
      <text:p text:style-name="P12"><text:span text:style-name="T7"><text:tab/></text:span><text:span text:style-name="T6">Hadoop automatically sorts data emitted by mappers before being sent to reducers, what can you do if you also want to sort by value? </text:span></text:p>
      <text:p text:style-name="P1"><text:tab/>You use secondary sorting of course.</text:p>
      <text:p text:style-name="P1"><text:span text:style-name="T8"><text:s text:c="9"/>T</text:span>wo possible approaches here.</text:p>
      <text:p text:style-name="P15"><text:tab/><text:tab/>1. In-reducer Sort</text:p>
      <text:p text:style-name="P2"><text:tab/><text:tab/>2. creating composite key</text:p>
      <text:p text:style-name="P3"><text:tab/><text:span text:style-name="T9">for Ref : </text:span><text:a xlink:type="simple" xlink:href="https://www.javacodegeeks.com/2013/01/mapreduce-algorithms-secondary-sorting.html" text:style-name="Internet_20_link" text:visited-style-name="Visited_20_Internet_20_Link"><text:span text:style-name="T9">https://www.javacodegeeks.com/2013/01/mapreduce-algorithms-secondary-sorting.html</text:span></text:a></text:p>
      <text:p text:style-name="P3"/>
      <text:p text:style-name="P18">Approach-2:</text:p>
      <text:p text:style-name="P18"><text:tab/></text:p>
      <text:p text:style-name="P16"><text:span text:style-name="T4"><text:s text:c="6"/></text:span><text:tab/><text:span text:style-name="T10">In Hadoop, </text:span></text:p>
      <text:p text:style-name="P16"><text:span text:style-name="T10"><text:tab/><text:tab/><text:tab/>1. to persist custom data types they have to implement the Writable interface</text:span></text:p>
      <text:p text:style-name="P16"><text:span text:style-name="T10"><text:tab/><text:tab/><text:tab/>2. To compare custom data types, then they have to implement an additional interface called WritableComparable.</text:span></text:p>
      <text:p text:style-name="P17"><text:span text:style-name="T11"><text:tab/><text:tab/><text:tab/>3. Partitioner decides which mapper output goes to which reduer based on mapper output key</text:span></text:p>
      <text:p text:style-name="P17"><text:tab/><text:tab/><text:tab/></text:p>
      <text:p text:style-name="P17"/>
      <text:p text:style-name="P17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0:22:07.686068206</meta:creation-date>
    <dc:date>2016-07-05T11:50:51.381781434</dc:date>
    <meta:editing-duration>PT4H35M33S</meta:editing-duration>
    <meta:editing-cycles>36</meta:editing-cycles>
    <meta:generator>LibreOffice/5.1.4.2$Linux_X86_64 LibreOffice_project/10m0$Build-2</meta:generator>
    <meta:document-statistic meta:table-count="0" meta:image-count="0" meta:object-count="0" meta:page-count="2" meta:paragraph-count="28" meta:word-count="161" meta:character-count="1201" meta:non-whitespace-character-count="1002"/>
  </office:meta>
</office:document-meta>
</file>